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ahoma" fo:font-size="16pt" fo:font-style="normal" style:text-underline-style="none" fo:font-weight="normal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6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17" style:family="paragraph" style:parent-style-name="Standard">
      <style:text-properties style:font-name="Arial" style:font-name-asian="Arial" style:font-name-complex="Arial"/>
    </style:style>
    <style:style style:name="P18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9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2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3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4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5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26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27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28" style:family="paragraph" style:parent-style-name="Text_20_body">
      <style:text-properties style:font-name="Arial" style:font-name-asian="Arial" style:font-name-complex="Arial"/>
    </style:style>
    <style:style style:name="P29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3" style:family="paragraph" style:parent-style-name="Table_20_Contents">
      <style:text-properties style:font-name="Arial" fo:font-size="14pt" style:font-name-asian="Arial" style:font-name-complex="Arial"/>
    </style:style>
    <style:style style:name="P3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5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36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7" style:family="paragraph" style:parent-style-name="Text_20_body">
      <style:text-properties style:font-name="Arial" style:font-name-asian="Arial" style:font-name-complex="Arial"/>
    </style:style>
    <style:style style:name="P3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4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#cfe2f3" style:font-name-asian="Arial" style:font-name-complex="Arial"/>
    </style:style>
    <style:style style:name="P4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ff00" style:font-name-asian="Tahoma" style:font-size-asian="16pt" style:font-weight-asian="normal" style:font-name-complex="Arial" style:font-size-complex="16pt" style:font-weight-complex="normal"/>
    </style:style>
    <style:style style:name="P4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48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49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50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51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5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53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54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55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56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ahoma" fo:font-size="16pt" fo:font-style="normal" style:text-underline-style="none" style:text-blinking="false" fo:background-color="#ffff00" style:font-name-asian="Tahoma" style:font-size-asian="16pt" style:font-weight-asian="normal" style:font-name-complex="Tahoma" style:font-size-complex="16pt" style:font-weight-complex="normal"/>
    </style:style>
    <style:style style:name="T8" style:family="text">
      <style:text-properties fo:font-weight="normal" fo:background-color="#ffe599"/>
    </style:style>
    <style:style style:name="T9" style:family="text">
      <style:text-properties style:text-position="super 58%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Tahoma" style:font-name-asian="Tahoma" style:font-name-complex="Tahoma"/>
    </style:style>
    <style:style style:name="T12" style:family="text">
      <style:text-properties style:font-weight-complex="bold"/>
    </style:style>
    <style:style style:name="T13" style:family="text">
      <style:text-properties fo:font-weight="bold" fo:background-color="transparent"/>
    </style:style>
    <style:style style:name="T14" style:family="text">
      <style:text-properties fo:font-weight="bold" fo:background-color="#cfe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15310728" text:id="ct1153107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30">[XXX </text:p>
          </table:table-cell>
          <table:table-cell table:style-name="表29.B1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8">15:3</text:p>
            <text:p text:style-name="P18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5"/>
            <text:p text:style-name="P15"/>
            <text:p text:style-name="P15">in. every – place / eyes</text:p>
            <text:p text:style-name="P15"/>
            <text:p text:style-name="P15">jehvah / one. to watch / evil ones</text:p>
            <text:p text:style-name="P15"/>
            <text:p text:style-name="P15">and good ones</text:p>
          </table:table-cell>
        </table:table-row>
        <table:table-row>
          <table:table-cell table:style-name="表29.A2" office:value-type="string">
            <text:p text:style-name="P18">15:4</text:p>
            <text:p text:style-name="P18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5"/>
            <text:p text:style-name="P15"/>
            <text:p text:style-name="P15">healing / tongue / tree</text:p>
            <text:p text:style-name="P15"/>
            <text:p text:style-name="P15">lives / and subversion / in. her</text:p>
            <text:p text:style-name="P15"/>
            <text:p text:style-name="P15">breaking / in spirit</text:p>
          </table:table-cell>
        </table:table-row>
        <table:table-row>
          <table:table-cell table:style-name="表29.A2" office:value-type="string">
            <text:p text:style-name="P18">15:5</text:p>
            <text:p text:style-name="P18">אֱוִיל--יִנְאַץ, מוּסַר אָבִיו; <text:s text:c="3"/>וְשֹׁמֵר </text:p>
            <text:p text:style-name="P18">תּוֹכַחַת יַעְרִים.<text:tab/>5</text:p>
          </table:table-cell>
          <table:table-cell table:style-name="表29.B2" office:value-type="string">
            <text:p text:style-name="P15"/>
            <text:p text:style-name="P15"/>
            <text:p text:style-name="P15">fool – to spurn / admonition</text:p>
            <text:p text:style-name="P15"/>
            <text:p text:style-name="P15">father+his / and one. to observe</text:p>
            <text:p text:style-name="P15"/>
            <text:p text:style-name="P15">correction / to be crafty</text:p>
          </table:table-cell>
        </table:table-row>
        <table:table-row>
          <table:table-cell table:style-name="表29.A2" office:value-type="string">
            <text:p text:style-name="P18">15:6</text:p>
            <text:p text:style-name="P18">ו <text:s/>בֵּית צַדִּיק, חֹסֶן </text:p>
            <text:p text:style-name="P18">רָב; <text:s text:c="3"/>וּבִתְבוּאַת רָשָׁע נֶעְכָּרֶת.<text:tab/>6</text:p>
          </table:table-cell>
          <table:table-cell table:style-name="表29.B2" office:value-type="string">
            <text:p text:style-name="P15"/>
            <text:p text:style-name="P15"/>
            <text:p text:style-name="P15">house / righteous one / to safeguard </text:p>
            <text:p text:style-name="P15">much / and in. income / wicked one</text:p>
            <text:p text:style-name="P15">to be troubled</text:p>
          </table:table-cell>
        </table:table-row>
        <table:table-row>
          <table:table-cell table:style-name="表29.A2" office:value-type="string">
            <text:p text:style-name="P18">15:7</text:p>
            <text:p text:style-name="P18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5"/>
            <text:p text:style-name="P15"/>
            <text:p text:style-name="P15">lips / wise ones / to toss</text:p>
            <text:p text:style-name="P15"/>
            <text:p text:style-name="P15">knowledge / and heart / stupid ones</text:p>
            <text:p text:style-name="P15">not - so</text:p>
          </table:table-cell>
        </table:table-row>
        <text:soft-page-break/>
        <table:table-row>
          <table:table-cell table:style-name="表29.A2" office:value-type="string">
            <text:p text:style-name="P18">15:8</text:p>
            <text:p text:style-name="P18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5"/>
            <text:p text:style-name="P15"/>
            <text:p text:style-name="P15">sacrifice / wicked ones</text:p>
            <text:p text:style-name="P15"/>
            <text:p text:style-name="P15">abhorrence / jehovah</text:p>
            <text:p text:style-name="P15"/>
            <text:p text:style-name="P15">and prayer / upright ones / approval+his</text:p>
          </table:table-cell>
        </table:table-row>
        <table:table-row>
          <table:table-cell table:style-name="表29.A2" office:value-type="string">
            <text:p text:style-name="P30">/] XXX 20200730_141419</text:p>
          </table:table-cell>
          <table:table-cell table:style-name="表29.B2" office:value-type="string">
            <text:p text:style-name="P21"/>
          </table:table-cell>
        </table:table-row>
        <table:table-row>
          <table:table-cell table:style-name="表29.A2" office:value-type="string">
            <text:p text:style-name="P30">[XXX 20200803_135500</text:p>
          </table:table-cell>
          <table:table-cell table:style-name="表29.B2" office:value-type="string">
            <text:p text:style-name="P21"/>
          </table:table-cell>
        </table:table-row>
        <table:table-row>
          <table:table-cell table:style-name="表29.A2" office:value-type="string">
            <text:p text:style-name="P18">15:9</text:p>
            <text:p text:style-name="P18">ט <text:s/>תּוֹעֲבַת יְהוָה, דֶּרֶךְ רָשָׁע; <text:s text:c="3"/>וּמְרַדֵּף </text:p>
            <text:p text:style-name="P18">צְדָקָה יֶאֱהָב.<text:tab/>9 </text:p>
          </table:table-cell>
          <table:table-cell table:style-name="表29.B2" office:value-type="string">
            <text:p text:style-name="P15"/>
            <text:p text:style-name="P15"/>
            <text:p text:style-name="P15">abhorrence / jehovah / way</text:p>
            <text:p text:style-name="P15"/>
            <text:p text:style-name="P15">wicked ones / and one. to pursue</text:p>
            <text:p text:style-name="P15"/>
            <text:p text:style-name="P15">righteousness / to love</text:p>
          </table:table-cell>
        </table:table-row>
        <table:table-row>
          <table:table-cell table:style-name="表29.A2" office:value-type="string">
            <text:p text:style-name="P18">15:10</text:p>
            <text:p text:style-name="P18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5"/>
            <text:p text:style-name="P15"/>
            <text:p text:style-name="P15">admonition / evil / to. one. to forsake</text:p>
            <text:p text:style-name="P15">path / one. to hate / correction</text:p>
            <text:p text:style-name="P15"/>
            <text:p text:style-name="P15">to die</text:p>
          </table:table-cell>
        </table:table-row>
        <table:table-row>
          <table:table-cell table:style-name="表29.A2" office:value-type="string">
            <text:p text:style-name="P18">15:11</text:p>
            <text:p text:style-name="P18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5"/>
            <text:p text:style-name="P15"/>
            <text:p text:style-name="P15">unseen / and destruction / in front of</text:p>
            <text:p text:style-name="P15">jehovah / indeed / that – hearts</text:p>
            <text:p text:style-name="P15"/>
            <text:p text:style-name="P15">sons - man</text:p>
          </table:table-cell>
        </table:table-row>
        <table:table-row>
          <table:table-cell table:style-name="表29.A2" office:value-type="string">
            <text:p text:style-name="P23">DROP ==&gt; ENOUGH</text:p>
            <text:p text:style-name="P23">20200803_140250</text:p>
          </table:table-cell>
          <table:table-cell table:style-name="表29.B2" office:value-type="string">
            <text:p text:style-name="P15"/>
          </table:table-cell>
        </table:table-row>
        <text:soft-page-break/>
        <table:table-row>
          <table:table-cell table:style-name="表29.A2" office:value-type="string">
            <text:p text:style-name="P18">15:12</text:p>
            <text:p text:style-name="P18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8">15:13</text:p>
            <text:p text:style-name="P18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8">15:14</text:p>
            <text:p text:style-name="P18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8">15:15</text:p>
            <text:p text:style-name="P18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8">15:16</text:p>
            <text:p text:style-name="P18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5"/>
          </table:table-cell>
        </table:table-row>
        <text:soft-page-break/>
        <table:table-row>
          <table:table-cell table:style-name="表29.A2" office:value-type="string">
            <text:p text:style-name="P18">15:17</text:p>
            <text:p text:style-name="P18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30">/] XXX </text:p>
          </table:table-cell>
          <table:table-cell table:style-name="表29.B2" office:value-type="string">
            <text:p text:style-name="P15">TEMPLATE</text:p>
          </table:table-cell>
        </table:table-row>
        <table:table-row>
          <table:table-cell table:style-name="表29.A2" office:value-type="string">
            <text:p text:style-name="P30">[XXX </text:p>
          </table:table-cell>
          <table:table-cell table:style-name="表29.B2" office:value-type="string">
            <text:p text:style-name="P15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28"/>
      <text:p text:style-name="P9">[/  XXX] </text:p>
      <text:p text:style-name="P28"/>
      <text:p text:style-name="P21"/>
      <text:p text:style-name="P29"/>
      <text:p text:style-name="P8">------------------------------------------------------------</text:p>
      <text:p text:style-name="P8">[XXX] 20210222_085052</text:p>
      <text:p text:style-name="P28"/>
      <text:p text:style-name="P10"><text:span text:style-name="T1">1. </text:span><text:span text:style-name="T2">XX:XX http://www.qbible.com/hebrew-old-testament/ecclesiastes/1.html#1</text:span></text:p>
      <text:p text:style-name="P11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8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5">divreey / qoheleth / ben-daawid / <text:s/>melech bi'yruushaalaaim</text:p>
            <text:p text:style-name="P15"/>
            <text:p text:style-name="P15">The words of Koheleth, the son of David, king in Jerusalem.</text:p>
          </table:table-cell>
        </table:table-row>
        <table:table-row>
          <table:table-cell table:style-name="表5.A2" office:value-type="string">
            <text:p text:style-name="P18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5">ha`veel / ha`vaaliym / aamar[say </text:p>
            <text:p text:style-name="P15"/>
            <text:p text:style-name="P15">qoheleth / * / *</text:p>
            <text:p text:style-name="P15"/>
            <text:p text:style-name="P15">hakol[all / haavel</text:p>
            <text:p text:style-name="P15"/>
            <text:p text:style-name="P15"><text:soft-page-break/></text:p>
            <text:p text:style-name="P15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8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5">mah-yithroon[what-profit / laa'aadzaam[in-man</text:p>
            <text:p text:style-name="P15">b'xaal[in~all-A`maal'oo[toil~his / she[which'yaA`mol[toil</text:p>
            <text:p text:style-name="P15">tachath[below / ha'SHaamesh[s@lo@nce</text:p>
          </table:table-cell>
        </table:table-row>
        <table:table-row>
          <table:table-cell table:style-name="表5.A2" office:value-type="string">
            <text:p text:style-name="P18"/>
          </table:table-cell>
          <table:table-cell table:style-name="表5.B2" office:value-type="string">
            <text:p text:style-name="P15"/>
          </table:table-cell>
        </table:table-row>
      </table:table>
      <text:p text:style-name="P3"/>
      <text:p text:style-name="P10"><text:span text:style-name="T3">[next] </text:span><text:span text:style-name="T4">1:4</text:span></text:p>
      <text:p text:style-name="P28"/>
      <text:p text:style-name="P9">[/  XXX] 20210222_090518</text:p>
      <text:p text:style-name="P29"/>
      <text:p text:style-name="P21"/>
      <text:p text:style-name="P8">------------------------------------------------------------</text:p>
      <text:p text:style-name="P8">[XXX] 20210412_200949</text:p>
      <text:p text:style-name="P28">micah</text:p>
      <text:p text:style-name="P10"><text:span text:style-name="T1">1. </text:span><text:span text:style-name="T2">XX:XX</text:span></text:p>
      <text:p text:style-name="P11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וְשָׁפַט, בֵּין עַמִּים </text:p>
            <text:p text:style-name="P18"/>
            <text:p text:style-name="P18">רַבִּים, וְהוֹכִיחַ לְגוֹיִם עֲצֻמִים,</text:p>
            <text:p text:style-name="P18"/>
            <text:p text:style-name="P18"/>
            <text:p text:style-name="P18"/>
          </table:table-cell>
          <table:table-cell table:style-name="表6.B1" office:value-type="string">
            <text:p text:style-name="P15">w'shaafad^[judge / beeyin[between / Amiym[people</text:p>
            <text:p text:style-name="P15"/>
            <text:p text:style-name="P15"/>
            <text:p text:style-name="P15">rabiym[many / w'hooxiy'ach[convict / l'Gooyim[nations / Atsmiym[powerful</text:p>
            <text:p text:style-name="P15"/>
          </table:table-cell>
        </table:table-row>
        <text:soft-page-break/>
        <table:table-row>
          <table:table-cell table:style-name="表6.A2" office:value-type="string">
            <text:p text:style-name="P18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5"/>
          </table:table-cell>
        </table:table-row>
        <table:table-row>
          <table:table-cell table:style-name="表6.A2" office:value-type="string">
            <text:p text:style-name="P18"/>
          </table:table-cell>
          <table:table-cell table:style-name="表6.B2" office:value-type="string">
            <text:p text:style-name="P15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28"/>
      <text:p text:style-name="P21"/>
      <text:p text:style-name="P28"/>
      <text:p text:style-name="P8">------------------------------------------------------------</text:p>
      <text:p text:style-name="P8">[XXX] 20210703_105711</text:p>
      <text:p text:style-name="P28"/>
      <text:p text:style-name="P10"><text:span text:style-name="T1">1. </text:span><text:span text:style-name="T2">GEN 1:28</text:span></text:p>
      <text:p text:style-name="P11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8">וַיְבָרֶךְ אֹתָם,</text:p>
            <text:p text:style-name="P18"/>
            <text:p text:style-name="P18"><text:s/>אֱלֹהִים, וַיֹּאמֶר לָהֶם </text:p>
            <text:p text:style-name="P18"/>
            <text:p text:style-name="P18">אֱלֹהִים פְּרוּ וּרְבוּ </text:p>
            <text:p text:style-name="P18"/>
            <text:p text:style-name="P18">וּמִלְאוּ אֶת-הָאָרֶץ,</text:p>
            <text:p text:style-name="P18"><text:soft-page-break/></text:p>
            <text:p text:style-name="P18"><text:s/>וְכִבְשֻׁהָ; וּרְדוּ </text:p>
            <text:p text:style-name="P18"/>
            <text:p text:style-name="P18">בִּדְגַת הַיָּם, </text:p>
            <text:p text:style-name="P18"/>
            <text:p text:style-name="P18">וּבְעוֹף הַשָּׁמַיִם, </text:p>
            <text:p text:style-name="P18"/>
            <text:p text:style-name="P18">וּבְכָל-חַיָּה, הָרֹמֶשֶׂת </text:p>
            <text:p text:style-name="P18"/>
            <text:p text:style-name="P18">עַל-הָאָרֶץ.</text:p>
          </table:table-cell>
          <table:table-cell table:style-name="表7.B1" office:value-type="string">
            <text:p text:style-name="P15">wa'yivaareh^[blessed othaam[entity-them</text:p>
            <text:p text:style-name="P15"/>
            <text:p text:style-name="P15"/>
            <text:p text:style-name="P15">elohiym[gods / wa'yomer[say / laa'hem[unto-them</text:p>
            <text:p text:style-name="P15"/>
            <text:p text:style-name="P15">:gods / pruu[bear-fruit / uu'r'vuu[multiply</text:p>
            <text:p text:style-name="P15"/>
            <text:p text:style-name="P15"/>
            <text:p text:style-name="P15">uu'mil'uu[fill / eth-haa'aarets[entity-land</text:p>
            <text:p text:style-name="P15"><text:soft-page-break/></text:p>
            <text:p text:style-name="P15"/>
            <text:p text:style-name="P15">w'xiv'shu'haa[conquer-it / uu'r'dzhuu[subjugate</text:p>
            <text:p text:style-name="P15"/>
            <text:p text:style-name="P15">bi'dzh'ghath[towards-fish / ha'yaam[the-sea</text:p>
            <text:p text:style-name="P15"/>
            <text:p text:style-name="P15"/>
            <text:p text:style-name="P15">uu'v'OOf[bird / ha'SHAAmayim[the-sky</text:p>
            <text:p text:style-name="P15"/>
            <text:p text:style-name="P15">uu'v'h^aal-xayaa[upon-all-alive / haa'romeseth[the-move</text:p>
            <text:p text:style-name="P15"/>
            <text:p text:style-name="P15"/>
            <text:p text:style-name="P15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10"><text:span text:style-name="T3">[next] </text:span><text:span text:style-name="T4">9:1</text:span></text:p>
      <text:p text:style-name="P28"/>
      <text:p text:style-name="P28"/>
      <text:p text:style-name="P28"/>
      <text:p text:style-name="P9">[/  XXX] </text:p>
      <text:p text:style-name="P29"/>
      <text:p text:style-name="P29"/>
      <text:p text:style-name="P8">------------------------------------------------------------</text:p>
      <text:p text:style-name="P8">[XXX] 20210707_154856</text:p>
      <text:p text:style-name="P28"/>
      <text:p text:style-name="P28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28"><text:a xlink:type="simple" xlink:href="https://www.mechon-mamre.org/p/pt/pt0219.htm" text:style-name="Internet_20_link" text:visited-style-name="Visited_20_Internet_20_Link">https://www.mechon-mamre.org/p/pt/pt0219.htm</text:a></text:p>
      <text:p text:style-name="P28"/>
      <text:p text:style-name="P10"><text:soft-page-break/><text:span text:style-name="T1">1. </text:span><text:span text:style-name="T2">exodus</text:span></text:p>
      <text:p text:style-name="P11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אַתֶּם רְאִיתֶם, אֲשֶׁר</text:p>
            <text:p text:style-name="P18"/>
            <text:p text:style-name="P18"><text:s/>עָשִׂיתִי </text:p>
            <text:p text:style-name="P18"/>
            <text:p text:style-name="P18">לְמִצְרָיִם; וָאֶשָּׂא אֶתְכֶם</text:p>
            <text:p text:style-name="P18"/>
            <text:p text:style-name="P18"><text:s/>עַל-כַּנְפֵי נְשָׁרִים,</text:p>
            <text:p text:style-name="P18"/>
            <text:p text:style-name="P18"><text:s/>וָאָבִא אֶתְכֶם אֵלָי.</text:p>
          </table:table-cell>
          <table:table-cell table:style-name="表30.B1" office:value-type="string">
            <text:p text:style-name="P15">atem[thou / see / what / to do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to mitsra / and to lift / entity-you</text:p>
            <text:p text:style-name="P15"/>
            <text:p text:style-name="P15"/>
            <text:p text:style-name="P15"/>
            <text:p text:style-name="P15">Al-kan'feey[above-edge / eagles</text:p>
            <text:p text:style-name="P15"/>
            <text:p text:style-name="P15"/>
            <text:p text:style-name="P15">and to go / entity-you / eelaa'y[unto-myself</text:p>
          </table:table-cell>
        </table:table-row>
      </table:table>
      <text:p text:style-name="P3"/>
      <text:p text:style-name="P13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8"><text:s/>וְעַתָּה, אִם-שָׁמוֹעַ</text:p>
            <text:p text:style-name="P18"/>
            <text:p text:style-name="P18"><text:s/>תִּשְׁמְעוּ בְּקֹלִי,</text:p>
            <text:p text:style-name="P18"/>
            <text:p text:style-name="P18"><text:s/>וּשְׁמַרְתֶּם, אֶת-בְּרִיתִי</text:p>
            <text:p text:style-name="P18"/>
            <text:p text:style-name="P18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5">this time / whether-to-hear</text:p>
            <text:p text:style-name="P15"/>
            <text:p text:style-name="P15"/>
            <text:p text:style-name="P15"/>
            <text:p text:style-name="P15">to hear / voice-my</text:p>
            <text:p text:style-name="P15"/>
            <text:p text:style-name="P15"/>
            <text:p text:style-name="P15">to guard / entity-piece-my</text:p>
            <text:p text:style-name="P15"/>
            <text:p text:style-name="P15"/>
            <text:p text:style-name="P15"/>
            <text:p text:style-name="P15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10"><text:span text:style-name="T3">[next] </text:span><text:span text:style-name="T4">ANY</text:span></text:p>
      <text:p text:style-name="P28"/>
      <text:p text:style-name="P9">[/  XXX] 20210707_160532</text:p>
      <text:p text:style-name="P28"/>
      <text:p text:style-name="P21"/>
      <text:p text:style-name="P8">------------------------------------------------------------</text:p>
      <text:p text:style-name="P8">[XXX] </text:p>
      <text:p text:style-name="P28"><text:a xlink:type="simple" xlink:href="https://www.mechon-mamre.org/p/pt/pt1045.htm" text:style-name="Internet_20_link" text:visited-style-name="Visited_20_Internet_20_Link">https://www.mechon-mamre.org/p/pt/pt1045.htm</text:a></text:p>
      <text:p text:style-name="P28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28"/>
      <text:p text:style-name="P10"><text:span text:style-name="T1">1. </text:span><text:span text:style-name="T2">isaiah</text:span></text:p>
      <text:p text:style-name="P11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8">אֲנִי יְהוָה וְאֵין עוֹד</text:p>
            <text:p text:style-name="P18"/>
            <text:p text:style-name="P18">, זוּלָתִי אֵין אֱלֹהִים</text:p>
            <text:p text:style-name="P18"/>
            <text:p text:style-name="P18">; אֲאַזֶּרְךָ, </text:p>
            <text:p text:style-name="P18"/>
            <text:p text:style-name="P18">וְלֹא יְדַעְתָּנִי.</text:p>
          </table:table-cell>
          <table:table-cell table:style-name="表9.B1" office:value-type="string">
            <text:p text:style-name="P15">a`niy[I / * / w'eeyn[nothing / OOdh[again</text:p>
            <text:p text:style-name="P15"/>
            <text:p text:style-name="P15"/>
            <text:p text:style-name="P15">zuulaath'y[except-me / * / * /</text:p>
            <text:p text:style-name="P15"/>
            <text:p text:style-name="P15"/>
            <text:p text:style-name="P15">a`aZerkhaa[i-girded-thee</text:p>
            <text:p text:style-name="P15"/>
            <text:p text:style-name="P15"/>
            <text:p text:style-name="P15"/>
            <text:p text:style-name="P15">w'lo[not / y'dhaAtaa'niy[and-you-know-me</text:p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28"/>
      <text:p text:style-name="P9">[/  20210804_171606] </text:p>
      <text:p text:style-name="P29"/>
      <text:p text:style-name="P21"/>
      <text:p text:style-name="P8"><text:soft-page-break/>------------------------------------------------------------</text:p>
      <text:p text:style-name="P8">[20220216_143847/] </text:p>
      <text:p text:style-name="P28"/>
      <text:p text:style-name="P10"><text:span text:style-name="T1">1. </text:span><text:span text:style-name="T2">XX:XX</text:span></text:p>
      <text:p text:style-name="P11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אָמַר עָצֵל, שַׁחַל בַּדָּרֶךְ;</text:p>
            <text:p text:style-name="P18"/>
            <text:p text:style-name="P18"><text:s text:c="4"/>אֲרִי, בֵּין הָרְחֹבוֹת.</text:p>
          </table:table-cell>
          <table:table-cell table:style-name="表10.B1" office:value-type="string">
            <text:p text:style-name="P15">aamar[mo`wi / aatsel[slothful.e / shaxal[czarny-lew / ba-daareh^[na-drodze /</text:p>
            <text:p text:style-name="P15"/>
            <text:p text:style-name="P15">a%riy[lew.pl / beeyin[mie_dzy / haa-rxovooth[in-the-squares.</text:p>
          </table:table-cell>
        </table:table-row>
      </table:table>
      <text:p text:style-name="P3"/>
      <text:p text:style-name="P10"><text:span text:style-name="T3">[next] </text:span><text:span text:style-name="T4">26:14</text:span></text:p>
      <text:p text:style-name="P28"/>
      <text:p text:style-name="P9">[/  20220216_144811] </text:p>
      <text:p text:style-name="P29"/>
      <text:p text:style-name="P21"/>
      <text:p text:style-name="P8">------------------------------------------------------------</text:p>
      <text:p text:style-name="P8">[20220217_100827] </text:p>
      <text:p text:style-name="P28"/>
      <text:p text:style-name="P10"><text:span text:style-name="T1">1. </text:span><text:span text:style-name="T2">XX:XX</text:span></text:p>
      <text:p text:style-name="P11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>הַדֶּלֶת, תִּסּוֹב עַל-צִירָהּ; <text:s/></text:p>
            <text:p text:style-name="P18"><text:s text:c="2"/>וְעָצֵל, עַל-מִטָּתוֹ. </text:p>
          </table:table-cell>
          <table:table-cell table:style-name="表11.B1" office:value-type="string">
            <text:p text:style-name="P15">ha-deleth[drzwi / tisoov[turn-about.e / Al-tsiyraa-h[on-hinge-her / </text:p>
            <text:p text:style-name="P15"/>
            <text:p text:style-name="P15">w-AAtseel[and-slothful.e / Al-midzaath-oo[on-bed-his</text:p>
          </table:table-cell>
        </table:table-row>
        <table:table-row>
          <table:table-cell table:style-name="表11.A2" office:value-type="string">
            <text:p text:style-name="P18">טָמַן עָצֵל </text:p>
            <text:p text:style-name="P18">יָדוֹ, בַּצַּלָּחַת; <text:s text:c="3"/>נִלְאָה,</text:p>
            <text:p text:style-name="P18"/>
            <text:p text:style-name="P18"><text:soft-page-break/><text:s/>לַהֲשִׁיבָהּ אֶל-פִּיו. </text:p>
          </table:table-cell>
          <table:table-cell table:style-name="表11.B2" office:value-type="string">
            <text:p text:style-name="P15">d_aaman[bury.e / AAtseel[slothful;leniwa-osoba</text:p>
            <text:p text:style-name="P15">yaadz-oo[re_ka-jego / ba-tsalaaxath[w-chlebie / nil-aah[too-tired;zbyt-zme_czony</text:p>
            <text:p text:style-name="P15"><text:soft-page-break/>la-hashiyvaa-h[to-bring-back-her / el-piy-w[do-usta-jego</text:p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28"/>
      <text:p text:style-name="P9">[/  20220217_105111] </text:p>
      <text:p text:style-name="P28"/>
      <text:p text:style-name="P21"/>
      <text:p text:style-name="P8">------------------------------------------------------------</text:p>
      <text:p text:style-name="P8">[XXX] 20220312_104420</text:p>
      <text:p text:style-name="P28"/>
      <text:p text:style-name="P10"><text:span text:style-name="T1">1. </text:span><text:span text:style-name="T2">isaiah</text:span></text:p>
      <text:p text:style-name="P11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חֲזוֹן, יְשַׁעְיָהוּ </text:p>
            <text:p text:style-name="P24">בֶן-אָמוֹץ, אֲשֶׁר חָזָה, עַל-יְהוּדָה וִירוּשָׁלִָם</text:p>
            <text:p text:style-name="P24">--בִּימֵי עֻזִּיָּהוּ יוֹתָם אָחָז יְחִזְקִיָּהוּ, מַלְכֵי </text:p>
            <text:p text:style-name="P24"/>
            <text:p text:style-name="P24">יְהוּדָה. </text:p>
          </table:table-cell>
          <table:table-cell table:style-name="表13.B1" office:value-type="string">
            <text:p text:style-name="P26">xazoon[vision-of / ishaIyaahuu</text:p>
            <text:p text:style-name="P26"/>
            <text:p text:style-name="P26">* / a@sher[kto`ry /</text:p>
            <text:p text:style-name="P26"/>
            <text:p text:style-name="P26">xaazaah[perceived / Al[on / yhuudzaah[judah / wi-yruushaalaaim / </text:p>
            <text:p text:style-name="P26">bi-ymeey[in-days / Uziyaahuu / yoothaam / aaxaaz / yxizqiyaahuu / mlh^eey[kro`lowie.pl / </text:p>
            <text:p text:style-name="P26"/>
            <text:p text:style-name="P26">yhuudzaah</text:p>
          </table:table-cell>
        </table:table-row>
        <table:table-row>
          <table:table-cell table:style-name="表13.A2" office:value-type="string">
            <text:p text:style-name="P24"><text:s/>ב <text:s/>שִׁמְעוּ שָׁמַיִם </text:p>
            <text:p text:style-name="P24"/>
            <text:p text:style-name="P24">וְהַאֲזִינִי אֶרֶץ, </text:p>
            <text:p text:style-name="P24"/>
            <text:p text:style-name="P24"><text:soft-page-break/>כִּי יְהוָה דִּבֵּר: </text:p>
            <text:p text:style-name="P24"><text:s/>בָּנִים גִּדַּלְתִּי</text:p>
            <text:p text:style-name="P24"/>
            <text:p text:style-name="P24"><text:s/>וְרוֹמַמְתִּי, וְהֵם</text:p>
            <text:p text:style-name="P24"/>
            <text:p text:style-name="P24"><text:s/>פָּשְׁעוּ בִי.</text:p>
          </table:table-cell>
          <table:table-cell table:style-name="表13.B2" office:value-type="string">
            <text:p text:style-name="P26">shimUU[sl`uchaj / shaamayim[niebiosa</text:p>
            <text:p text:style-name="P26"/>
            <text:p text:style-name="P26"/>
            <text:p text:style-name="P26">w-haa'ziyni-y[dawac`-ucho-ty / */ </text:p>
            <text:p text:style-name="P26"/>
            <text:p text:style-name="P26"><text:soft-page-break/>kiy[<text:a xlink:type="simple" xlink:href="mailto:z@e" text:style-name="Internet_20_link" text:visited-style-name="Visited_20_Internet_20_Link">z@e</text:a> / yhwaah / diveer[mo`wi / </text:p>
            <text:p text:style-name="P26">baaniym[synowie / gidaltiy[i-magnified;powie_kszyl`em / </text:p>
            <text:p text:style-name="P26"/>
            <text:p text:style-name="P26"/>
            <text:p text:style-name="P26">w-roomamtiy[brought-up / w-heem[a-one.pl</text:p>
            <text:p text:style-name="P26"/>
            <text:p text:style-name="P26">paashUU[transgress.e / viy[we-mnie.pl</text:p>
          </table:table-cell>
        </table:table-row>
      </table:table>
      <text:p text:style-name="P3"/>
      <text:p text:style-name="P10"><text:span text:style-name="T3">[next] </text:span><text:span text:style-name="T4">ANY</text:span></text:p>
      <text:p text:style-name="P28"/>
      <text:p text:style-name="P9">[/  XXX] 20220312_110430</text:p>
      <text:p text:style-name="P29"/>
      <text:p text:style-name="P21"/>
      <text:p text:style-name="P8">------------------------------------------------------------</text:p>
      <text:p text:style-name="P8">[XXX] 20220313_144414</text:p>
      <text:p text:style-name="P28"/>
      <text:p text:style-name="P10"><text:span text:style-name="T1">1. </text:span><text:span text:style-name="T2">isaiah</text:span></text:p>
      <text:p text:style-name="P11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9"><text:s/>יָדַע שׁוֹר קֹנֵהוּ,</text:p>
            <text:p text:style-name="P19"><text:s/>וַחֲמוֹר אֵבוּס בְּעָלָיו;</text:p>
            <text:p text:style-name="P19"/>
            <text:p text:style-name="P19"><text:s/>יִשְׂרָאֵל לֹא יָדַע, עַמִּי</text:p>
            <text:p text:style-name="P19"/>
            <text:p text:style-name="P19"><text:s/>לֹא הִתְבּוֹנָן.</text:p>
          </table:table-cell>
          <table:table-cell table:style-name="表14.B1" office:value-type="string">
            <text:p text:style-name="P16">yaadzaA[ox.e / shoor[wie.pl / qonee[owner=huu[his</text:p>
            <text:p text:style-name="P16">wa-xa'moor[donkey.e / eevuus[crib.e / b-AAlaay-u[possessor-his</text:p>
            <text:p text:style-name="P16"/>
            <text:p text:style-name="P16">yis-raaeel / loo / yaadzaA[wie / Ami-y[ludzi-moje.pl</text:p>
            <text:p text:style-name="P16"/>
            <text:p text:style-name="P16">loo / hithboonaan[consider.e</text:p>
          </table:table-cell>
        </table:table-row>
        <text:soft-page-break/>
        <table:table-row>
          <table:table-cell table:style-name="表14.A2" office:value-type="string">
            <text:p text:style-name="P25">ד <text:s/>הוֹי גּוֹי חֹטֵא,</text:p>
            <text:p text:style-name="P25"><text:s/>עַם כֶּבֶד עָוֺן</text:p>
            <text:p text:style-name="P25">--זֶרַע מְרֵעִים,</text:p>
            <text:p text:style-name="P25"><text:s/>בָּנִים מַשְׁחִיתִים;</text:p>
          </table:table-cell>
          <table:table-cell table:style-name="表14.B2" office:value-type="string">
            <text:p text:style-name="P27">hooy[Ah.e / gooy[nacja.pl / xodz^ee[sinful</text:p>
            <text:p text:style-name="P16"><text:span text:style-name="T11">Am[ludzi / kevedz[</text:span><text:a xlink:type="simple" xlink:href="mailto:cie_z@ka" text:style-name="Internet_20_link" text:visited-style-name="Visited_20_Internet_20_Link"><text:span text:style-name="T11">cie_z@ka</text:span></text:a><text:span text:style-name="T11"> / AAwon[depravity.e</text:span></text:p>
            <text:p text:style-name="P27">zera[seed.e / mreeIim[ones-doing-evil</text:p>
            <text:p text:style-name="P27">baaniym[synowie / mashxiythiym[ones-bringing-ruin</text:p>
          </table:table-cell>
        </table:table-row>
        <table:table-row>
          <table:table-cell table:style-name="表14.A2" office:value-type="string">
            <text:p text:style-name="P25"><text:s/>עָזְבוּ אֶת-יְהוָה,</text:p>
            <text:p text:style-name="P25"><text:s/>נִאֲצוּ אֶת-קְדוֹשׁ </text:p>
            <text:p text:style-name="P25"/>
            <text:p text:style-name="P25">יִשְׂרָאֵל--נָזֹרוּ אָחוֹר. </text:p>
          </table:table-cell>
          <table:table-cell table:style-name="表14.B2" office:value-type="string">
            <text:p text:style-name="P27">AAzvuu[forsake / eth=yhwaa</text:p>
            <text:p text:style-name="P27"/>
            <text:p text:style-name="P27">nia'tsuu[spurn / eth=qdzoosh[holy-one</text:p>
            <text:p text:style-name="P27"/>
            <text:p text:style-name="P27"/>
            <text:p text:style-name="P27">* / naazoruu[estranged / aaxoor[backward</text:p>
          </table:table-cell>
        </table:table-row>
      </table:table>
      <text:p text:style-name="P3"/>
      <text:p text:style-name="P10"><text:span text:style-name="T3">[next] </text:span><text:span text:style-name="T4">1:5</text:span></text:p>
      <text:p text:style-name="P28"/>
      <text:p text:style-name="P9">[/  XXX] </text:p>
      <text:p text:style-name="P29"/>
      <text:p text:style-name="P21"/>
      <text:p text:style-name="P8">------------------------------------------------------------</text:p>
      <text:p text:style-name="P8">[XXX] </text:p>
      <text:p text:style-name="P28"/>
      <text:p text:style-name="P10"><text:span text:style-name="T1">1. </text:span><text:span text:style-name="T2">XX:XX</text:span></text:p>
      <text:p text:style-name="P11"><text:span text:style-name="T3">1. </text:span><text:span text:style-name="T5">1:5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>ה <text:s/>עַל מֶה תֻכּוּ עוֹד,</text:p>
            <text:p text:style-name="P19"/>
            <text:p text:style-name="P19"><text:s/>תּוֹסִיפוּ סָרָה;</text:p>
            <text:p text:style-name="P19"/>
            <text:p text:style-name="P19"><text:soft-page-break/><text:s/>כָּל-רֹאשׁ לָחֳלִי, וְכָל-לֵבָב דַּוָּי. </text:p>
          </table:table-cell>
          <table:table-cell table:style-name="表17.B1" office:value-type="string">
            <text:p text:style-name="P16">Al[na.pl / me[co? / thkuu[be-smitten / OOdz[dalej.pl</text:p>
            <text:p text:style-name="P16"/>
            <text:p text:style-name="P16"/>
            <text:p text:style-name="P16">toosiyfuu[dodac` / saaraah[stubbornness</text:p>
            <text:p text:style-name="P16"/>
            <text:p text:style-name="P16"><text:soft-page-break/>kaal-rosh[cal`a-gl`owa / laa-xo`liy[do-choroby / w-h^aal-lee-vaav[i-cal`e-twoje-serce / dawaay[languish.e</text:p>
          </table:table-cell>
        </table:table-row>
        <table:table-row>
          <table:table-cell table:style-name="表17.A2" office:value-type="string">
            <text:p text:style-name="P19">ו <text:s/>מִכַּף-רֶגֶל וְעַד-רֹאשׁ </text:p>
            <text:p text:style-name="P19"/>
            <text:p text:style-name="P19">אֵין-בּוֹ מְתֹם,</text:p>
            <text:p text:style-name="P19"/>
            <text:p text:style-name="P19"><text:s/>פֶּצַע וְחַבּוּרָה וּמַכָּה טְרִיָּה;</text:p>
            <text:p text:style-name="P19"><text:s/>לֹא-זֹרוּ וְלֹא חֻבָּשׁוּ,</text:p>
          </table:table-cell>
          <table:table-cell table:style-name="表17.B2" office:value-type="string">
            <text:p text:style-name="P16">mi-kaf-reGel[from-sole-foot / w-Adz[and-unto / rosh[gl`wa /</text:p>
            <text:p text:style-name="P16"/>
            <text:p text:style-name="P16"/>
            <text:p text:style-name="P16">eeyin[<text:a xlink:type="simple" xlink:href="mailto:byl%60a-z@adna" text:style-name="Internet_20_link" text:visited-style-name="Visited_20_Internet_20_Link"><text:span text:style-name="T10">byl`a-z@adn</text:span></text:a><text:a xlink:type="simple" xlink:href="mailto:byl%60a-z@adna" text:style-name="Internet_20_link" text:visited-style-name="Visited_20_Internet_20_Link">a</text:a> / boo[w-nim / mthom[flawlessness.e</text:p>
            <text:p text:style-name="P16"/>
            <text:p text:style-name="P16">petsaA[injury.e / w-xabuuraa[welt / uu-makaa[smiting.e / t^riyaa[raw.e</text:p>
            <text:p text:style-name="P16"/>
            <text:p text:style-name="P16">lo-zoruu[not-pressed-out.e / w-lo / rubaashuu[bound-up</text:p>
          </table:table-cell>
        </table:table-row>
        <table:table-row>
          <table:table-cell table:style-name="表17.A2" office:value-type="string">
            <text:p text:style-name="P19"><text:s/>וְלֹא רֻכְּכָה בַּשָּׁמֶן. </text:p>
          </table:table-cell>
          <table:table-cell table:style-name="表17.B2" office:value-type="string">
            <text:p text:style-name="P16">w-lo / rukh^aa[made-tender / ba-shaamen[in-oil</text:p>
          </table:table-cell>
        </table:table-row>
      </table:table>
      <text:p text:style-name="P3"/>
      <text:p text:style-name="P10"><text:span text:style-name="T3">[next] </text:span><text:span text:style-name="T4">1:7</text:span></text:p>
      <text:p text:style-name="P28"/>
      <text:p text:style-name="P9">[/  XXX] </text:p>
      <text:p text:style-name="P29"/>
      <text:p text:style-name="P21"/>
      <text:p text:style-name="P8">------------------------------------------------------------</text:p>
      <text:p text:style-name="P8">[XXX] 20220316_102224</text:p>
      <text:p text:style-name="P28"/>
      <text:p text:style-name="P10"><text:span text:style-name="T1">1. </text:span><text:span text:style-name="T2">exodus</text:span></text:p>
      <text:p text:style-name="P11"><text:span text:style-name="T3">1. </text:span><text:span text:style-name="T5">20:3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>לֹא-יִהְיֶה לְךָ אֱלֹהִים </text:p>
            <text:p text:style-name="P19"/>
            <text:p text:style-name="P19"><text:soft-page-break/>אֲחֵרִים, עַל-פָּנָי. </text:p>
          </table:table-cell>
          <table:table-cell table:style-name="表18.B1" office:value-type="string">
            <text:p text:style-name="P16">lo-yihyeh[stanie-sie_ / l'h^aa[tobie / elohiym[bogowie</text:p>
            <text:p text:style-name="P16"/>
            <text:p text:style-name="P16"/>
            <text:p text:style-name="P16"><text:soft-page-break/>a'xeriym[inni / Al-paanaaya[na-mojej-twarzy</text:p>
          </table:table-cell>
        </table:table-row>
        <table:table-row>
          <table:table-cell table:style-name="表18.A2" office:value-type="string">
            <text:p text:style-name="P19"><text:span text:style-name="T12">ג</text:span>  לֹא-תַעֲשֶׂה לְךָ פֶסֶל,</text:p>
            <text:p text:style-name="P19"/>
            <text:p text:style-name="P19"><text:s/>וְכָל-תְּמוּנָה, אֲשֶׁר בַּשָּׁמַיִם מִמַּעַל, </text:p>
          </table:table-cell>
          <table:table-cell table:style-name="表18.B2" office:value-type="string">
            <text:p text:style-name="P16">lo-thaAseh[nie-zrobisz / l'h^aa / fesel[carving.e / </text:p>
            <text:p text:style-name="P16"/>
            <text:p text:style-name="P16"/>
            <text:p text:style-name="P16">w-h^aal-tmuunaa[reprezentacja / <text:s/>asher[kto`ra / ba-shaamaim[w-niebiosach / mi-maAl[z-go`ry</text:p>
          </table:table-cell>
        </table:table-row>
        <table:table-row>
          <table:table-cell table:style-name="表18.A2" office:value-type="string">
            <text:p text:style-name="P19"><text:s/>וַאֲשֶׁר בָּאָרֶץ מִתָּחַת--</text:p>
            <text:p text:style-name="P19"/>
            <text:p text:style-name="P19">וַאֲשֶׁר בַּמַּיִם, מִתַּחַת לָאָרֶץ. </text:p>
          </table:table-cell>
          <table:table-cell table:style-name="表18.B2" office:value-type="string">
            <text:p text:style-name="P16">wa-a'sher / baa-aarets / mi-taaxath[spod.pl</text:p>
            <text:p text:style-name="P16"/>
            <text:p text:style-name="P16"/>
            <text:p text:style-name="P16">wa-a'sher / ba-mayim[w-wodach / mi-taxath / </text:p>
          </table:table-cell>
        </table:table-row>
      </table:table>
      <text:p text:style-name="P3"/>
      <text:p text:style-name="P45">isaiah</text:p>
      <text:p text:style-name="P11"><text:span text:style-name="T3">1. </text:span><text:span text:style-name="T5">1:7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9">ז <text:s/>אַרְצְכֶם שְׁמָמָה, עָרֵיכֶם שְׂרֻפוֹת אֵשׁ;</text:p>
            <text:p text:style-name="P19"/>
            <text:p text:style-name="P19"><text:s/>אַדְמַתְכֶם, לְנֶגְדְּכֶם זָרִים אֹכְלִים אֹתָהּ,</text:p>
          </table:table-cell>
          <table:table-cell table:style-name="表19.B1" office:value-type="string">
            <text:p text:style-name="P16">artsh^em[two`j-kraj / shmaamaah[abandoned.e / aareeyh^em[twoje-miasta / srufooth[burnt / eesh[ogien`;fire.e</text:p>
            <text:p text:style-name="P16"/>
            <text:p text:style-name="P16">adzmath-h^em[twoja-ziemia / l-neGd-h^em[do-przodu-two`j / zaariym[osoby-obce / oh^liym[ones-devouring / othaa-h[entity</text:p>
          </table:table-cell>
        </table:table-row>
        <table:table-row>
          <table:table-cell table:style-name="表19.A2" office:value-type="string">
            <text:p text:style-name="P19">וּשְׁמָמָה, כְּמַהְפֵּכַת זָרִים. </text:p>
          </table:table-cell>
          <table:table-cell table:style-name="表19.B2" office:value-type="string">
            <text:p text:style-name="P16">[desolation / k-mahpeeh^ath[as-overturn</text:p>
          </table:table-cell>
        </table:table-row>
        <table:table-row>
          <table:table-cell table:style-name="表19.A2" office:value-type="string">
            <text:p text:style-name="P18"><text:span text:style-name="T12">ח</text:span>  וְנוֹתְרָה בַת-צִיּוֹן,</text:p>
            <text:p text:style-name="P18"><text:soft-page-break/><text:s/>כְּסֻכָּה בְכָרֶם; כִּמְלוּנָה </text:p>
            <text:p text:style-name="P18"/>
            <text:p text:style-name="P18">בְמִקְשָׁה, כְּעִיר נְצוּרָה. </text:p>
          </table:table-cell>
          <table:table-cell table:style-name="表19.B2" office:value-type="string">
            <text:p text:style-name="P27">[ona-zostaje / [co`rka-syjonu /</text:p>
            <text:p text:style-name="P27"/>
            <text:p text:style-name="P27"><text:soft-page-break/></text:p>
            <text:p text:style-name="P27">k-sukah[like-booth.e / [w-winnicy / ki-mluunaa[like-a-lodge.e</text:p>
            <text:p text:style-name="P27">[cucumber-field.e / k-Iyr[jak-miasto / [besieged.e</text:p>
          </table:table-cell>
        </table:table-row>
        <table:table-row>
          <table:table-cell table:style-name="表19.A2" office:value-type="string">
            <text:p text:style-name="P18"><text:span text:style-name="T12">ט</text:span>  לוּלֵי יְהוָה צְבָאוֹת,</text:p>
            <text:p text:style-name="P18"/>
            <text:p text:style-name="P18"><text:s/>הוֹתִיר לָנוּ שָׂרִיד </text:p>
            <text:p text:style-name="P18"/>
            <text:p text:style-name="P18">כִּמְעָט--כִּסְדֹם הָיִינוּ, לַעֲמֹרָה דָּמִינוּ.  {פ} </text:p>
          </table:table-cell>
          <table:table-cell table:style-name="表19.B2" office:value-type="string">
            <text:p text:style-name="P27">luuleey[unless.e;<text:a xlink:type="simple" xlink:href="mailto:chyba-z@e" text:style-name="Internet_20_link" text:visited-style-name="Visited_20_Internet_20_Link">chyba-z@e</text:a> / * / <text:s/>tsvaaooth[masa-oso`b</text:p>
            <text:p text:style-name="P27"/>
            <text:p text:style-name="P27"/>
            <text:p text:style-name="P27">hoothiyr[she-left.e / [do-nas / saariydz[survivor</text:p>
            <text:p text:style-name="P27">##:20220316_111920</text:p>
            <text:p text:style-name="P27">ki-mAAdz^[as-few / ki-stzom[jak-Sodom / haayiynuu[stajemu-sie_ / la-a'moraah[to-gomorrah / daamiynuu[jestes`my-poro`wnani</text:p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28"/>
      <text:p text:style-name="P9">[/  XXX] </text:p>
      <text:p text:style-name="P29"/>
      <text:p text:style-name="P21">@@@</text:p>
      <text:p text:style-name="P14">-----------------------------------------------------</text:p>
      <text:p text:style-name="P8">[XXX] 20220317_114551</text:p>
      <text:p text:style-name="P28"/>
      <text:p text:style-name="P10"><text:span text:style-name="T1">1. </text:span><text:span text:style-name="T2">exo</text:span></text:p>
      <text:p text:style-name="P11"><text:span text:style-name="T3">1. </text:span><text:span text:style-name="T5">20:5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19">לֹא-תִשְׁתַּחֲוֶה לָהֶם,</text:p>
            <text:p text:style-name="P19"/>
            <text:p text:style-name="P19"><text:soft-page-break/><text:s/>וְלֹא תָעָבְדֵם:  כִּי אָנֹכִי יְהוָה אֱלֹהֶיךָ, </text:p>
          </table:table-cell>
          <table:table-cell table:style-name="表20.B1" office:value-type="string">
            <text:p text:style-name="P16">lo-thishtaxyeh[bow-down.e / laahem[do-nich</text:p>
            <text:p text:style-name="P16"/>
            <text:p text:style-name="P16"/>
            <text:p text:style-name="P16"><text:soft-page-break/>* / thaaAAvdzee-m[made-to-serve-them / aanoh^iy[ja / elohey-h^aa[elohim-twoja</text:p>
          </table:table-cell>
        </table:table-row>
        <table:table-row>
          <table:table-cell table:style-name="表20.A2" office:value-type="string">
            <text:p text:style-name="P19">אֵל קַנָּא--פֹּקֵד עֲוֺן אָבֹת עַל-בָּנִים </text:p>
            <text:p text:style-name="P19"/>
            <text:p text:style-name="P19">עַל-שִׁלֵּשִׁים וְעַל-רִבֵּעִים, לְשֹׂנְאָי. </text:p>
          </table:table-cell>
          <table:table-cell table:style-name="表20.B2" office:value-type="string">
            <text:p text:style-name="P16">el[El / qanaa[jealous / poqeed[visiting / a'woo[depravity / aavoth[ojcowie / Al-baaniym[upon-synowie</text:p>
            <text:p text:style-name="P16"/>
            <text:p text:style-name="P16">Al-shileeshiym[na-trzecim-pokoleniu / w-Al-ribeeyiym[na-czwartym... / l-sonaa-y[to-ones-hating-me</text:p>
          </table:table-cell>
        </table:table-row>
        <table:table-row>
          <table:table-cell table:style-name="表20.A2" office:value-type="string">
            <text:p text:style-name="P19">20:6</text:p>
            <text:p text:style-name="P19"><text:span text:style-name="T12">ה</text:span>  וְעֹשֶׂה חֶסֶד, לַאֲלָפִים--לְאֹהֲבַי, וּלְשֹׁמְרֵי מִצְוֺתָי.  {ס} </text:p>
          </table:table-cell>
          <table:table-cell table:style-name="表20.B2" office:value-type="string">
            <text:p text:style-name="P16"/>
            <text:p text:style-name="P16"/>
            <text:p text:style-name="P16">w-Oseh[zrobic` / xesedz[kindness / la-a'laafiym[do-tysie_cy / l-oha'va-y[do-tych-kochaja_c-mnie / u-l-shomreey[do-tych-obserwuja_cych / mitswothaa-y[instrukcje-moje</text:p>
          </table:table-cell>
        </table:table-row>
      </table:table>
      <text:p text:style-name="P3"/>
      <text:p text:style-name="P10"><text:span text:style-name="T1">1. </text:span><text:span text:style-name="T2">isaiah</text:span></text:p>
      <text:p text:style-name="P10"><text:span text:style-name="T2">*--&gt;</text:span><text:span text:style-name="T7">##:20220316_111920</text:span></text:p>
      <text:p text:style-name="P11"><text:span text:style-name="T3">1. </text:span><text:span text:style-name="T5">1:10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> שִׁמְעוּ דְבַר-יְהוָה, קְצִינֵי סְדֹם;</text:p>
            <text:p text:style-name="P19"><text:s/>הַאֲזִינוּ תּוֹרַת אֱלֹהֵינוּ, עַם עֲמֹרָה. </text:p>
          </table:table-cell>
          <table:table-cell table:style-name="表21.B1" office:value-type="string">
            <text:p text:style-name="P16">shimUU[sl`uchaj / dzvar-yhwa[sl`owo-Jahwe / qtsiyneey[captains / [sodom.e</text:p>
            <text:p text:style-name="P16"/>
            <text:p text:style-name="P16">ha-a'ziy-nuu[daj-twoje-uszy / toorath[Tora / eloheey-nuu[elohim-nasi / Am[ludzi </text:p>
          </table:table-cell>
        </table:table-row>
        <table:table-row>
          <table:table-cell table:style-name="表21.A2" office:value-type="string">
            <text:p text:style-name="P19">1:11</text:p>
            <text:p text:style-name="P19"><text:soft-page-break/><text:span text:style-name="T12">יא</text:span>  לָמָּה-לִּי רֹב-זִבְחֵיכֶם</text:p>
            <text:p text:style-name="P19"/>
            <text:p text:style-name="P19"><text:s/>יֹאמַר יְהוָה, שָׂבַעְתִּי עֹלוֹת אֵילִים וְחֵלֶב מְרִיאִים; </text:p>
          </table:table-cell>
          <table:table-cell table:style-name="表21.B2" office:value-type="string">
            <text:p text:style-name="P16"/>
            <text:p text:style-name="P16"/>
            <text:p text:style-name="P16"><text:soft-page-break/>laamaah[do-czego? / li-y[dla-mnie / rov-zivxeey-h^em[multitude.e-ofiara.pl-was</text:p>
            <text:p text:style-name="P16"/>
            <text:p text:style-name="P16">##:20220317_123827</text:p>
          </table:table-cell>
        </table:table-row>
      </table:table>
      <text:p text:style-name="P7"/>
      <text:p text:style-name="P3"/>
      <text:p text:style-name="P10"><text:span text:style-name="T3">[next] </text:span><text:span text:style-name="T4">XX:XX</text:span></text:p>
      <text:p text:style-name="P28"/>
      <text:p text:style-name="P9">[/  XXX] 20220316_112023</text:p>
      <text:p text:style-name="P29"/>
      <text:p text:style-name="P8">------------------------------------------------------------</text:p>
      <text:p text:style-name="P8">[XXX] </text:p>
      <text:p text:style-name="P28"/>
      <text:p text:style-name="P10"><text:span text:style-name="T1">1. </text:span><text:span text:style-name="T2">exo</text:span></text:p>
      <text:p text:style-name="P11"><text:span text:style-name="T6">1. </text:span><text:span text:style-name="T5">20:7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><text:span text:style-name="T12">ו</text:span>  לֹא תִשָּׂא אֶת-שֵׁם-יְהוָה אֱלֹהֶיךָ, לַשָּׁוְא:  כִּי לֹא יְנַקֶּה יְהוָה, אֵת אֲשֶׁר-יִשָּׂא אֶת-שְׁמוֹ לַשָּׁוְא.  {פ} </text:p>
          </table:table-cell>
          <table:table-cell table:style-name="表22.B1" office:value-type="string">
            <text:p text:style-name="P16"/>
          </table:table-cell>
        </table:table-row>
      </table:table>
      <text:p text:style-name="P3"/>
      <text:p text:style-name="P3"><text:span text:style-name="T13">1. </text:span><text:span text:style-name="T14">isaiah</text:span></text:p>
      <text:p text:style-name="P46">--&gt;##:20220317_123827</text:p>
      <text:p text:style-name="P3"><text:soft-page-break/></text:p>
      <text:p text:style-name="P10"><text:span text:style-name="T3">[next] </text:span><text:span text:style-name="T4">XX:XX</text:span></text:p>
      <text:p text:style-name="P28"/>
      <text:p text:style-name="P9">[/  XXX] </text:p>
      <text:p text:style-name="P29"/>
      <text:p text:style-name="P1">------------------------------------------------------------ TEMPLATE<text:change text:change-id="ct115310728"/></text:p>
      <text:p text:style-name="P8">------------------------------------------------------------</text:p>
      <text:p text:style-name="P8">[XXX] </text:p>
      <text:p text:style-name="P28"/>
      <text:p text:style-name="P10"><text:span text:style-name="T1">1. </text:span><text:span text:style-name="T2">XX:XX</text:span></text:p>
      <text:p text:style-name="P11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16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28"/>
      <text:p text:style-name="P9">[/  XXX] </text:p>
      <text:p text:style-name="P28"/>
      <text:p text:style-name="P29"/>
      <text:p text:style-name="P29"/>
      <text:p text:style-name="P5">1. <text:span text:style-name="T8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8"/>
          </table:table-cell>
        </table:table-row>
        <table:table-row>
          <table:table-cell table:style-name="表15.A2" office:value-type="string">
            <text:p text:style-name="P31"/>
          </table:table-cell>
        </table:table-row>
      </table:table>
      <text:p text:style-name="P5">2. <text:span text:style-name="T8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8"/>
          </table:table-cell>
        </table:table-row>
        <table:table-row>
          <table:table-cell table:style-name="表16.A2" office:value-type="string">
            <text:p text:style-name="P31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28"/>
      <text:p text:style-name="P9"><text:soft-page-break/>[/  XXX]</text:p>
      <text:p text:style-name="P28"/>
      <text:p text:style-name="P28"/>
      <text:p text:style-name="P4"/>
      <text:p text:style-name="P29"/>
      <text:p text:style-name="P5">1. <text:span text:style-name="T8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8"/>
          </table:table-cell>
        </table:table-row>
        <table:table-row>
          <table:table-cell table:style-name="表3.A2" office:value-type="string">
            <text:p text:style-name="P31"/>
          </table:table-cell>
        </table:table-row>
      </table:table>
      <text:p text:style-name="P5">2. <text:span text:style-name="T8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8"/>
          </table:table-cell>
        </table:table-row>
        <table:table-row>
          <table:table-cell table:style-name="表50.A2" office:value-type="string">
            <text:p text:style-name="P31"/>
          </table:table-cell>
        </table:table-row>
      </table:table>
      <text:p text:style-name="P3"/>
      <text:p text:style-name="P10"><text:span text:style-name="T3">[next] </text:span><text:span text:style-name="T4">XX:XX</text:span></text:p>
      <text:p text:style-name="P28"/>
      <text:p text:style-name="P9">[/  XXX]</text:p>
      <text:p text:style-name="P28"/>
      <text:p text:style-name="P28"/>
      <text:p text:style-name="P28"/>
      <text:p text:style-name="P28"/>
      <text:p text:style-name="P17">/------------------------------------------------------------ /TEMPLATE</text:p>
      <text:p text:style-name="P28"/>
      <text:p text:style-name="P6">--------------------------------------- [STEPS : closing] 20191009_161940</text:p>
      <text:list xml:id="list8234195506376143269" text:style-name="L1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6">/ --------------------------------------- [STEPS : closing] 20191009_161940 /</text:p>
      <text:p text:style-name="P6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3"/>
          </table:table-cell>
          <table:table-cell table:style-name="表236.A1" office:value-type="string">
            <text:p text:style-name="P33">TH</text:p>
          </table:table-cell>
          <table:table-cell table:style-name="表236.C1" office:value-type="string">
            <text:p text:style-name="P33">“the”</text:p>
          </table:table-cell>
        </table:table-row>
        <table:table-row>
          <table:table-cell table:style-name="表236.A2" office:value-type="string">
            <text:p text:style-name="P33"/>
          </table:table-cell>
          <table:table-cell table:style-name="表236.A2" office:value-type="string">
            <text:p text:style-name="P33">gh</text:p>
          </table:table-cell>
          <table:table-cell table:style-name="表236.C2" office:value-type="string">
            <text:p text:style-name="P33">arabic ghain</text:p>
          </table:table-cell>
        </table:table-row>
        <table:table-row>
          <table:table-cell table:style-name="表236.A2" office:value-type="string">
            <text:p text:style-name="P33"/>
          </table:table-cell>
          <table:table-cell table:style-name="表236.A2" office:value-type="string">
            <text:p text:style-name="P33">dz</text:p>
          </table:table-cell>
          <table:table-cell table:style-name="表236.C2" office:value-type="string">
            <text:p text:style-name="P33">arabic ẓ (ðˁ) (ظ</text:p>
          </table:table-cell>
        </table:table-row>
        <table:table-row>
          <table:table-cell table:style-name="表236.A2" office:value-type="string">
            <text:p text:style-name="P33"/>
          </table:table-cell>
          <table:table-cell table:style-name="表236.A2" office:value-type="string">
            <text:p text:style-name="P32">a_</text:p>
          </table:table-cell>
          <table:table-cell table:style-name="表236.C2" office:value-type="string">
            <text:p text:style-name="P33">“<text:span text:style-name="T9">a</text:span>”</text:p>
          </table:table-cell>
        </table:table-row>
        <table:table-row>
          <table:table-cell table:style-name="表236.A2" office:value-type="string">
            <text:p text:style-name="P33"/>
          </table:table-cell>
          <table:table-cell table:style-name="表236.A2" office:value-type="string">
            <text:p text:style-name="P32">*</text:p>
          </table:table-cell>
          <table:table-cell table:style-name="表236.C2" office:value-type="string">
            <text:p text:style-name="P33">kha:</text:p>
          </table:table-cell>
        </table:table-row>
        <table:table-row>
          <table:table-cell table:style-name="表236.A2" office:value-type="string">
            <text:p text:style-name="P33"/>
          </table:table-cell>
          <table:table-cell table:style-name="表236.A2" office:value-type="string">
            <text:p text:style-name="P32">** (#)</text:p>
          </table:table-cell>
          <table:table-cell table:style-name="表236.C2" office:value-type="string">
            <text:p text:style-name="P33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4"/>
          </table:table-cell>
        </table:table-row>
      </table:table>
      <text:p text:style-name="P12"/>
      <text:p text:style-name="P12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5030276363310133275" text:style-name="L2">
              <text:list-item>
                <text:p text:style-name="P53">mechon-mamre (d1)</text:p>
                <text:list>
                  <text:list-item>
                    <text:p text:style-name="P53">copy (a1) text (m1)</text:p>
                  </text:list-item>
                  <text:list-item>
                    <text:p text:style-name="P53">paste (a2) to doc (d3)</text:p>
                  </text:list-item>
                </text:list>
              </text:list-item>
              <text:list-item>
                <text:p text:style-name="P53">qbible.com (d2)</text:p>
                <text:list>
                  <text:list-item>
                    <text:p text:style-name="P53">read text pronunciation (m2)</text:p>
                  </text:list-item>
                </text:list>
              </text:list-item>
              <text:list-item>
                <text:p text:style-name="P53">doc (d3)</text:p>
                <text:list>
                  <text:list-item>
                    <text:p text:style-name="P53">m2 → write down (a1)</text:p>
                  </text:list-item>
                </text:list>
              </text:list-item>
              <text:list-item>
                <text:p text:style-name="P53">scripture4all (d4)</text:p>
                <text:list>
                  <text:list-item>
                    <text:p text:style-name="P53">know the translation (m3)</text:p>
                  </text:list-item>
                </text:list>
              </text:list-item>
              <text:list-item>
                <text:p text:style-name="P53">d3</text:p>
                <text:list>
                  <text:list-item>
                    <text:p text:style-name="P53">m3 → a1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4"/>
          </table:table-cell>
        </table:table-row>
      </table:table>
      <text:p text:style-name="P12"/>
      <text:p text:style-name="P12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2613441" text:continue-numbering="true" text:style-name="L2">
              <text:list-item>
                <text:p text:style-name="P56">right-click &gt; r &gt; i &gt; <text:span text:style-name="T10">↑ &gt; Ret (inset rows)</text:span></text:p>
                <text:list>
                  <text:list-item>
                    <text:p text:style-name="P53">enter “a” x 3 (marker)</text:p>
                  </text:list-item>
                  <text:list-item>
                    <text:p text:style-name="P53">M – w &gt; a (new window)</text:p>
                  </text:list-item>
                </text:list>
              </text:list-item>
              <text:list-item>
                <text:p text:style-name="P53">C – f &gt; “@”x3 &gt; Ret (find “@”x3)</text:p>
                <text:list>
                  <text:list-item>
                    <text:p text:style-name="P53">C – x (cut)</text:p>
                  </text:list-item>
                  <text:list-item>
                    <text:p text:style-name="P53">C – f &gt; “a” x 3 &gt; Ret &gt; C – v (find, paste)</text:p>
                  </text:list-item>
                </text:list>
              </text:list-item>
              <text:list-item>
                <text:p text:style-name="P53"><text:soft-page-break/>C – f &gt; “]” &gt; Ret (find “template”)</text:p>
                <text:list>
                  <text:list-item>
                    <text:p text:style-name="P53">select ==&gt; cells</text:p>
                  </text:list-item>
                  <text:list-item>
                    <text:p text:style-name="P53">C – c &gt; C – Home &gt; C – f &gt; “@” x 3 (copy, find label)</text:p>
                  </text:list-item>
                  <text:list-item>
                    <text:p text:style-name="P53">C - ← x 2 &gt; ↑ <text:s/>(navigation)</text:p>
                  </text:list-item>
                </text:list>
              </text:list-item>
              <text:list-item>
                <text:p text:style-name="P53"/>
              </text:list-item>
            </text:list>
          </table:table-cell>
        </table:table-row>
        <table:table-row>
          <table:table-cell table:style-name="表1.A2" office:value-type="string">
            <text:p text:style-name="P34"/>
          </table:table-cell>
        </table:table-row>
      </table:table>
      <text:p text:style-name="P17"/>
      <text:p text:style-name="P17">steps : add text 20200615_113813</text:p>
      <text:p text:style-name="P17"/>
      <table:table table:name="表2" table:style-name="表2">
        <table:table-column table:style-name="表2.A"/>
        <table:table-row>
          <table:table-cell table:style-name="表2.A1" office:value-type="string">
            <text:list xml:id="list595136412359724613" text:style-name="L3">
              <text:list-item>
                <text:p text:style-name="P54">in a cell</text:p>
                <text:list>
                  <text:list-item>
                    <text:p text:style-name="P54">C – End</text:p>
                  </text:list-item>
                  <text:list-item>
                    <text:p text:style-name="P54">Right click &gt; r &gt; i &gt; C – a &gt; 7 &gt; Ret (insert rows)</text:p>
                  </text:list-item>
                </text:list>
              </text:list-item>
              <text:list-item>
                <text:p text:style-name="P54">template ==&gt; C/P</text:p>
              </text:list-item>
              <text:list-item>
                <text:p text:style-name="P54">enter ==&gt; verse number</text:p>
                <text:list>
                  <text:list-item>
                    <text:p text:style-name="P54">copy → trunk string</text:p>
                  </text:list-item>
                  <text:list-item>
                    <text:p text:style-name="P54">↓ &gt; C – v &gt; number &gt; Ret &gt; ↓</text:p>
                  </text:list-item>
                </text:list>
              </text:list-item>
              <text:list-item>
                <text:p text:style-name="P54">text ==&gt; C/P</text:p>
              </text:list-item>
              <text:list-item>
                <text:p text:style-name="P54">select ==&gt; string</text:p>
                <text:list>
                  <text:list-item>
                    <text:p text:style-name="P54">click on the right side of a numbering char</text:p>
                  </text:list-item>
                  <text:list-item>
                    <text:p text:style-name="P54">S – X (X = any char in the first line of the target text)</text:p>
                  </text:list-item>
                  <text:list-item>
                    <text:p text:style-name="P54">S – End (select the whole text area)</text:p>
                  </text:list-item>
                  <text:list-item>
                    <text:p text:style-name="P54">C – x (cut)</text:p>
                  </text:list-item>
                  <text:list-item>
                    <text:p text:style-name="P54">Tab (back)</text:p>
                  </text:list-item>
                  <text:list-item>
                    <text:p text:style-name="P54">C – v</text:p>
                  </text:list-item>
                  <text:list-item>
                    <text:p text:style-name="P54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4"/>
          </table:table-cell>
        </table:table-row>
      </table:table>
      <text:p text:style-name="P17"/>
      <text:p text:style-name="P20">steps : closing : 20200709_142010</text:p>
      <text:p text:style-name="P17"/>
      <table:table table:name="表4" table:style-name="表4">
        <table:table-column table:style-name="表4.A"/>
        <table:table-row>
          <table:table-cell table:style-name="表4.A1" office:value-type="string">
            <text:list xml:id="list7608372880624715558" text:style-name="L4">
              <text:list-item>
                <text:p text:style-name="P55">C – end (move to the end of the cell)</text:p>
              </text:list-item>
              <text:list-item>
                <text:p text:style-name="P55">Right click &gt; r &gt; i &gt; ↑ &gt; Ret (insert rows)</text:p>
              </text:list-item>
              <text:list-item>
                <text:p text:style-name="P55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4"/>
          </table:table-cell>
        </table:table-row>
      </table:table>
      <text:p text:style-name="P17"/>
      <text:p text:style-name="P17"/>
      <text:p text:style-name="P17"/>
      <text:p text:style-name="P17"/>
      <text:p text:style-name="P17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3-17T12:39:04.90</dc:date>
    <dc:creator>iwabuchi ken</dc:creator>
    <meta:editing-duration>P6DT20H55M51S</meta:editing-duration>
    <meta:editing-cycles>569</meta:editing-cycles>
    <meta:generator>OpenOffice/4.1.3$Win32 OpenOffice.org_project/413m1$Build-9783</meta:generator>
    <meta:document-statistic meta:table-count="28" meta:image-count="0" meta:object-count="0" meta:page-count="22" meta:paragraph-count="435" meta:word-count="2033" meta:character-count="13783"/>
  </office:meta>
</office:document-meta>
</file>